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rystal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ock</text:p>
          </table:table-cell>
          <table:table-cell table:formula="of:= [.B1]" office:value-type="float" office:value="1000000" calcext:value-type="float">
            <text:p>1000000</text:p>
          </table:table-cell>
          <table:table-cell office:value-type="string" calcext:value-type="string">
            <text:p>Hz</text:p>
          </table:table-cell>
          <table:table-cell table:formula="of:=1000000/[.B3]" office:value-type="float" office:value="1" calcext:value-type="float">
            <text:p>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ock is crystal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table:formula="of:=[.B3] / 4" office:value-type="float" office:value="250000" calcext:value-type="float">
            <text:p>250000</text:p>
          </table:table-cell>
          <table:table-cell office:value-type="string" calcext:value-type="string">
            <text:p>Hz</text:p>
          </table:table-cell>
          <table:table-cell table:style-name="ce1" table:formula="of:=1000000/[.B4]" office:value-type="float" office:value="4" calcext:value-type="float">
            <text:p>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ata trig is Clock divided by 4, CMOS 4040 out Q2 pin 7</text:p>
          </table:table-cell>
        </table:table-row>
        <table:table-row table:style-name="ro1">
          <table:table-cell office:value-type="string" calcext:value-type="string">
            <text:p>SH </text:p>
          </table:table-cell>
          <table:table-cell table:formula="of:=[.B1]/1024" office:value-type="float" office:value="976.5625" calcext:value-type="float">
            <text:p>976.5625</text:p>
          </table:table-cell>
          <table:table-cell office:value-type="string" calcext:value-type="string">
            <text:p>Hz</text:p>
          </table:table-cell>
          <table:table-cell table:formula="of:=1000 / [.B5]" office:value-type="float" office:value="1.024" calcext:value-type="float">
            <text:p>1.02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H Pulse period, exposure time, crystal divided CMOS 4040 pin X. Q8/13:256, Q9/12:512, Q10/14:1024,12:4096, Q11/15:8192, Q12/1:16384</text:p>
          </table:table-cell>
        </table:table-row>
        <table:table-row table:style-name="ro1">
          <table:table-cell office:value-type="string" calcext:value-type="string">
            <text:p>IGC_ON</text:p>
          </table:table-cell>
          <table:table-cell table:formula="of:=[.B1]/(2^15)" office:value-type="float" office:value="30.517578125" calcext:value-type="float">
            <text:p>30.517578125</text:p>
          </table:table-cell>
          <table:table-cell office:value-type="string" calcext:value-type="string">
            <text:p>Hz</text:p>
          </table:table-cell>
          <table:table-cell table:formula="of:=1000 / [.B6]" office:value-type="float" office:value="32.768" calcext:value-type="float">
            <text:p>32.76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art IGC pulse at rising edge, crystal divided by 32768, SECOND CMOS 4040 pin 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SH* pulse to chip is SH pulse delayed by 500 ns (100 - 1000n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C pulse is generated by and of different divisors (down) when at rising edge of SH (not SH*) and kept o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* to chip is delayed by 20 ns (two cmos inverters)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How to calculate frequency of op-amp oscill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www.learningaboutelectronics.com/Articles/Op-amp-oscillator-calculator.php#answer1" xlink:type="simple">http://www.learningaboutelectronics.com/Articles/Op-amp-oscillator-calculator.php#answer1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04:14:00.115070675</meta:creation-date>
    <dc:date>2020-03-24T16:24:45.059230398</dc:date>
    <meta:editing-duration>PT10H49M49S</meta:editing-duration>
    <meta:editing-cycles>12</meta:editing-cycles>
    <meta:generator>LibreOffice/6.2.4.2$Linux_X86_64 LibreOffice_project/20$Build-2</meta:generator>
    <meta:document-statistic meta:table-count="1" meta:cell-count="32" meta:object-count="0"/>
  </office:meta>
</office:document-meta>
</file>